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FA000000A6ADBA59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ddd1" officeooo:paragraph-rsid="0004ddd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text:p>
      <text:p text:style-name="P1"><draw:frame draw:style-name="fr1" draw:name="Image1" text:anchor-type="char" svg:width="2.6043in" svg:height="1.7291in" draw:z-index="0"><draw:image xlink:href="Pictures/10000000000000FA000000A6ADBA595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7T19:13:38.053508371</meta:creation-date>
    <dc:date>2024-03-17T19:17:08.467258200</dc:date>
    <meta:editing-duration>PT3M30S</meta:editing-duration>
    <meta:editing-cycles>1</meta:editing-cycles>
    <meta:document-statistic meta:table-count="0" meta:image-count="1" meta:object-count="0" meta:page-count="2" meta:paragraph-count="11" meta:word-count="980" meta:character-count="6038" meta:non-whitespace-character-count="5039"/>
    <meta:generator>LibreOffice/24.2.1.2$Linux_X86_64 LibreOffice_project/db4def46b0453cc22e2d0305797cf981b68ef5ac</meta:generator>
  </office:meta>
</office:document-meta>
</file>